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text-properties fo:letter-spacing="-0.0063in"/>
    </style:style>
    <style:style style:name="P2" style:family="paragraph" style:parent-style-name="Code">
      <style:text-properties fo:font-weight="bold" style:font-weight-asian="bold"/>
    </style:style>
    <style:style style:name="P3" style:family="paragraph" style:parent-style-name="Code">
      <style:text-properties style:font-name="TheSansMonoConNormal"/>
    </style:style>
    <style:style style:name="P4" style:family="paragraph" style:parent-style-name="Code">
      <style:text-properties fo:font-weight="normal" style:font-weight-asian="normal" style:font-weight-complex="normal"/>
    </style:style>
    <style:style style:name="P5"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6" style:family="paragraph" style:parent-style-name="Code">
      <style:text-properties style:use-window-font-color="true" style:font-name="TheSansMonoConNormal"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P7" style:family="paragraph" style:parent-style-name="Code">
      <style:text-properties fo:language="en" fo:country="US"/>
    </style:style>
    <style:style style:name="P8" style:family="paragraph" style:parent-style-name="Body_20_Text_20_Con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P9" style:family="paragraph" style:parent-style-name="Chapter_20_Title">
      <style:text-properties officeooo:paragraph-rsid="0017c8ae"/>
    </style:style>
    <style:style style:name="P10" style:family="paragraph" style:parent-style-name="Chapter_20_Number" style:master-page-name="Standard">
      <style:paragraph-properties style:page-number="auto"/>
      <style:text-properties officeooo:paragraph-rsid="0017c8ae"/>
    </style:style>
    <style:style style:name="P11" style:family="paragraph" style:parent-style-name="Code">
      <style:text-properties officeooo:rsid="0019bd5a" officeooo:paragraph-rsid="0019bd5a"/>
    </style:style>
    <style:style style:name="P12" style:family="paragraph" style:parent-style-name="Code">
      <style:text-properties officeooo:paragraph-rsid="0019bd5a"/>
    </style:style>
    <style:style style:name="P13" style:family="paragraph" style:parent-style-name="Standard">
      <style:paragraph-properties fo:text-align="justify" style:justify-single-word="false"/>
      <style:text-properties officeooo:paragraph-rsid="0017c8ae"/>
    </style:style>
    <style:style style:name="P14" style:family="paragraph" style:parent-style-name="Standard">
      <style:text-properties fo:color="#bfbfbf" style:font-name="ZapfDingbats1" fo:font-size="14pt" officeooo:paragraph-rsid="0017c8ae" style:font-name-asian="ZapfDingbats1" style:font-size-asian="14pt" style:font-name-complex="ZapfDingbats1" style:font-size-complex="14p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weight="bold" style:font-weight-asian="bold" style:font-weight-complex="bold"/>
    </style:style>
    <style:style style:name="T7" style:family="text">
      <style:text-properties fo:language="en" fo:country="US" fo:font-weight="bold" style:font-name-asian="Calibri" style:font-weight-asian="bold" style:font-size-complex="11pt" style:language-complex="ar" style:country-complex="SA" style:font-weight-complex="bold"/>
    </style:style>
    <style:style style:name="T8" style:family="text">
      <style:text-properties fo:language="en" fo:country="US" style:font-name-asian="Calibri" style:font-size-complex="11pt" style:language-complex="ar" style:country-complex="SA"/>
    </style:style>
    <style:style style:name="T9" style:family="text">
      <style:text-properties fo:font-weight="bold" style:font-weight-asian="bold" style:font-weight-complex="bold"/>
    </style:style>
    <style:style style:name="T10" style:family="text">
      <style:text-properties style:font-name="TheSansMonoCondensed-SemiLightI" style:font-name-complex="TheSansMonoCondensed-SemiLightI"/>
    </style:style>
    <style:style style:name="T11" style:family="text">
      <style:text-properties style:font-name-asian="Times New Roman"/>
    </style:style>
    <style:style style:name="T12" style:family="text">
      <style:text-properties style:font-name="Times" fo:language="zxx" fo:country="none" style:font-name-complex="Times"/>
    </style:style>
    <style:style style:name="T13"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14"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16" style:family="text">
      <style:text-properties style:use-window-font-color="true" style:font-name="Utopia"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17"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8"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9" style:family="text">
      <style:text-properties style:use-window-font-color="true" style:font-name="TheSansMonoConNormal2" fo:font-size="11pt" fo:language="zxx" fo:country="none" officeooo:rsid="0019bd5a" style:font-name-asian="Calibri" style:font-size-asian="11pt" style:language-asian="zxx" style:country-asian="none" style:font-name-complex="TheSansMonoConNormal2" style:font-size-complex="11pt" style:language-complex="ar" style:country-complex="SA"/>
    </style:style>
    <style:style style:name="T20" style:family="text">
      <style:text-properties style:use-window-font-color="true" style:font-name="TheSansMonoConNormal2" fo:font-size="11pt" fo:language="en" fo:country="US" style:font-name-asian="Calibri" style:font-size-asian="11pt" style:language-asian="zxx" style:country-asian="none" style:font-name-complex="TheSansMonoConNormal2" style:font-size-complex="11pt" style:language-complex="ar" style:country-complex="SA"/>
    </style:style>
    <style:style style:name="T21" style:family="text">
      <style:text-properties style:use-window-font-color="true"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2" style:family="text">
      <style:text-properties style:use-window-font-color="true" fo:font-size="11pt" fo:language="en" fo:country="US" fo:font-weight="normal" style:font-name-asian="Calibri" style:font-size-asian="11pt" style:language-asian="zxx" style:country-asian="none" style:font-weight-asian="normal" style:font-name-complex="Utopia" style:font-size-complex="11pt" style:language-complex="ar" style:country-complex="SA" style:font-weight-complex="normal"/>
    </style:style>
    <style:style style:name="T23" style:family="text">
      <style:text-properties style:use-window-font-color="true" style:font-name="TheSansMonoConNormal"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24" style:family="text">
      <style:text-properties style:use-window-font-color="true" style:font-name="TheSansMonoConNormal" fo:font-size="11pt" fo:language="en" fo:country="US" fo:font-weight="normal" style:font-name-asian="Calibri" style:font-size-asian="11pt" style:language-asian="zxx" style:country-asian="none" style:font-weight-asian="normal" style:font-name-complex="Utopia" style:font-size-complex="11pt" style:language-complex="ar" style:country-complex="SA" style:font-weight-complex="normal"/>
    </style:style>
    <style:style style:name="T25" style:family="text">
      <style:text-properties style:use-window-font-color="true" style:font-name="TheSansMonoConNormal"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6" style:family="text">
      <style:text-properties style:use-window-font-color="true" style:font-name="TheSansMonoConBold"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27"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28" style:family="text">
      <style:text-properties fo:font-weight="normal" style:font-weight-asian="normal" style:font-weight-complex="normal"/>
    </style:style>
    <style:style style:name="T29" style:family="text">
      <style:text-properties fo:font-weight="normal" style:font-name-asian="Times New Roman" style:font-weight-asian="normal" style:font-weight-complex="normal"/>
    </style:style>
    <style:style style:name="T30" style:family="text">
      <style:text-properties style:font-name="TheSansMonoConNormal"/>
    </style:style>
    <style:style style:name="T31" style:family="text">
      <style:text-properties officeooo:rsid="001b4987"/>
    </style:style>
    <style:style style:name="T32" style:family="text">
      <style:text-properties officeooo:rsid="00124ea7"/>
    </style:style>
    <style:style style:name="T33" style:family="text">
      <style:text-properties officeooo:rsid="0017c8ae"/>
    </style:style>
    <style:style style:name="T34" style:family="text">
      <style:text-properties officeooo:rsid="0019bd5a"/>
    </style:style>
    <style:style style:name="T3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79602448" text:id="ct94365879602448">
          <text:insertion>
            <office:change-info>
              <dc:creator>Ray Lischner</dc:creator>
              <dc:date>2020-05-04T11:46:11</dc:date>
            </office:change-info>
          </text:insertion>
        </text:changed-region>
        <text:changed-region xml:id="ct94365798541072" text:id="ct94365798541072">
          <text:insertion>
            <office:change-info>
              <dc:creator>Ray Lischner</dc:creator>
              <dc:date>2020-05-04T11:46:26</dc:date>
            </office:change-info>
          </text:insertion>
        </text:changed-region>
        <text:changed-region xml:id="ct94365796715552" text:id="ct94365796715552">
          <text:insertion>
            <office:change-info>
              <dc:creator>Ray Lischner</dc:creator>
              <dc:date>2020-05-04T11:46:52</dc:date>
            </office:change-info>
          </text:insertion>
        </text:changed-region>
        <text:changed-region xml:id="ct94365855143936" text:id="ct94365855143936">
          <text:insertion>
            <office:change-info>
              <dc:creator>Ray Lischner</dc:creator>
              <dc:date>2020-05-04T11:47:04</dc:date>
            </office:change-info>
          </text:insertion>
        </text:changed-region>
        <text:changed-region xml:id="ct94365732980192" text:id="ct94365732980192">
          <text:insertion>
            <office:change-info>
              <dc:creator>Ray Lischner</dc:creator>
              <dc:date>2020-05-04T11:47:17</dc:date>
            </office:change-info>
          </text:insertion>
        </text:changed-region>
        <text:changed-region xml:id="ct94365836817168" text:id="ct94365836817168">
          <text:insertion>
            <office:change-info>
              <dc:creator>Ray Lischner</dc:creator>
              <dc:date>2020-05-04T11:47: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change-start text:change-id="ct94365879602448"/>E X P L O R A T I O N <text:s/><text:span text:style-name="T31">6</text:span><text:span text:style-name="T33">8</text:span></text:p>
      <text:p text:style-name="P13"/>
      <text:p text:style-name="P14"></text:p>
      <text:p text:style-name="P9"><text:span text:style-name="T27"><office:annotation><dc:creator>Michael Thomas</dc:creator><dc:date>2020-04-13T08:49:09.010000000</dc:date><text:p text:style-name="P15"><text:span text:style-name="T35">Good clean chapter. <text:s/>The document is easy to read and understand.</text:span></text:p>
<text:p text:style-name="P15"><text:span text:style-name="T35"/></text:p>
<text:p text:style-name="P15"><text:span text:style-name="T35">I am running Windows 10 and Visual Studio 2019 16.6.0 Preview 2.1</text:span></text:p>
<text:p text:style-name="P15"><text:span text:style-name="T35"/></text:p>
<text:p text:style-name="P15"><text:span text:style-name="T35">All links in the chapter work.</text:span></text:p>
</office:annotation></text:span><text:change-end text:change-id="ct94365879602448"/><office:annotation office:name="__Annotation__5733_127453247" loext:resolved="false"><dc:creator>Michael Thomas</dc:creator><dc:date>2020-04-24T17:12:07.420000000</dc:date><text:p text:style-name="P15"><text:span text:style-name="T35">Good clean chapter. <text:s/>The document is easy to read and understand.</text:span></text:p>
<text:p text:style-name="P15"><text:span text:style-name="T35"/></text:p>
<text:p text:style-name="P15"><text:span text:style-name="T35">I am running Windows 10 and Visual Studio 2019 16.6.0 Preview 4.</text:span></text:p>
<text:p text:style-name="P15"><text:span text:style-name="T35"/></text:p>
<text:p text:style-name="P15"><text:span text:style-name="T35">All links in the chapter work.</text:span></text:p>
</office:annotation>Enumerations<office:annotation-end office:name="__Annotation__5733_127453247"/></text:p>
      <text:p text:style-name="P1"/>
      <text:p text:style-name="Body_20_Text_20_First"><text:span text:style-name="T1">T</text:span>he final mechanism for defining types in C++ is the <text:span text:style-name="Code_20_Inline">enum</text:span> keyword, which is short for <text:span text:style-name="T2">enumeration</text:span>. Enumerations come in two flavors. One flavor originated in C and has some strange quirks. The other flavor addresses those quirks and will probably make more sense to you. This Exploration starts with the new flavor.</text:p>
      <text:h text:style-name="Heading_20_1" text:outline-level="1">Scoped Enumerations</text:h>
      <text:p text:style-name="Body_20_Text_20_First">An enumerated type is a user-defined type that defines a set of identifiers as the values of the type. Define an enumerated type with the <text:span text:style-name="Code_20_Inline">enum</text:span> <text:span text:style-name="Code_20_Inline">class</text:span> keywords, followed by the name of your new type, followed by an optional colon and integer type, followed by the enumerated literals in curly braces. Feel free to substitute <text:span text:style-name="Code_20_Inline">struct</text:span> for <text:span text:style-name="Code_20_Inline">class</text:span>; they are interchangeable in an <text:span text:style-name="Code_20_Inline">enum</text:span> declaration. The following code shows some examples of enumerated types:</text:p>
      <text:p text:style-name="Code">enum class color { black, red, green, yellow, blue, magenta, cyan, white };</text:p>
      <text:p text:style-name="Code">enum class sign : char { negative, positive };</text:p>
      <text:p text:style-name="Code">enum class flags : unsigned { boolalpha, showbase, showpoint, showpos, skipws };</text:p>
      <text:p text:style-name="Code">enum class review : int { scathing = -2, negative, neutral, positive, rave };</text:p>
      <text:p text:style-name="Body_20_Text_20_Cont"><text:soft-page-break/><text:span text:style-name="T4">A scoped </text:span><text:span text:style-name="Code_20_Inline"><text:span text:style-name="T4">enum</text:span></text:span><text:span text:style-name="T4"> definition defines a brand-new type that is distinct from all other types. The type name is also a scope name, and the names of all the enumerators are declared in that scope. Because enumerators are scoped, you can use the same enumerator name in multiple scoped enumerations.</text:span></text:p>
      <text:p text:style-name="Body_20_Text_20_Cont"><text:span text:style-name="T4">The type after the colon must be an integral type. If you omit the colon and type, the compiler implicitly uses </text:span><text:span text:style-name="Code_20_Inline"><text:span text:style-name="T4">int</text:span></text:span><text:span text:style-name="T4">. This type is called the </text:span><text:span text:style-name="T5">underlying type</text:span><text:span text:style-name="T4">. The enumerated value is stored as though it were a value of the underlying type.</text:span></text:p>
      <text:p text:style-name="Body_20_Text_20_Cont"><text:span text:style-name="T4">Each enumerator names a compile-time constant. The type of each enumerator is the enumeration type. You can obtain the integral value by casting the enumerated type to its underlying type, and you can cast an integral type to the enumerated type. The compiler will </text:span><text:span text:style-name="Emphasis"><text:span text:style-name="T4">not</text:span></text:span><text:span text:style-name="T4"> perform these conversions automatically. Listing 68-1 shows one way to implement the </text:span><text:span text:style-name="Code_20_Inline"><text:span text:style-name="T4">std::ios_base::openmode</text:span></text:span><text:span text:style-name="T4"> type (refresh your memory in Exploration 14). The type must support the bitwise operators to combine </text:span><text:span text:style-name="Code_20_Inline"><text:span text:style-name="T4">out</text:span></text:span><text:span text:style-name="T4">, </text:span><text:span text:style-name="Code_20_Inline"><text:span text:style-name="T4">trunc</text:span></text:span><text:span text:style-name="T4">, </text:span><text:span text:style-name="Code_20_Inline"><text:span text:style-name="T4">app</text:span></text:span><text:span text:style-name="T4">, etc., which it can provide by converting enumerated value to </text:span><text:span text:style-name="Code_20_Inline"><text:span text:style-name="T4">unsigned</text:span></text:span><text:span text:style-name="T4">, performing the operation, and casting back to </text:span><text:span text:style-name="Code_20_Inline"><text:span text:style-name="T4">openmode</text:span></text:span><text:span text:style-name="T4">.</text:span></text:p>
      <text:p text:style-name="Code_20_Caption"><text:change-start text:change-id="ct94365798541072"/><text:span text:style-name="T9"><text:hidden-text text:condition="ooow:" text:string-value=".hh" text:is-hidden="true"/></text:span><text:change-end text:change-id="ct94365798541072"/><text:span text:style-name="T9">Listing 68-1.</text:span> One Way <text:span text:style-name="T4">t</text:span>o Implement <text:span text:style-name="Code_20_Inline"><text:span text:style-name="T10">openmode</text:span></text:span> Type</text:p>
      <text:p text:style-name="Code">enum class openmode : unsigned char { </text:p>
      <text:p text:style-name="Code"><text:s text:c="4"/>in=1, out=2, binary=4, trunc=8, app=16, ate=32</text:p>
      <text:p text:style-name="Code">};</text:p>
      <text:p text:style-name="Code"/>
      <text:p text:style-name="Code">openmode operator|(openmode lhs, openmode rhs)</text:p>
      <text:p text:style-name="Code">{</text:p>
      <text:p text:style-name="Code"><text:span text:style-name="T11"><text:s text:c="3"/></text:span>return static_cast&lt;openmode&gt;(</text:p>
      <text:p text:style-name="Code"><text:span text:style-name="T11"><text:s text:c="5"/></text:span>static_cast&lt;unsigned&gt;(lhs) | static_cast&lt;unsigned&gt;(rhs) );</text:p>
      <text:p text:style-name="Code">}</text:p>
      <text:p text:style-name="Code"/>
      <text:p text:style-name="Code">openmode operator&amp;(openmode lhs, openmode rhs)</text:p>
      <text:p text:style-name="Code">{</text:p>
      <text:p text:style-name="Code"><text:span text:style-name="T11"><text:s text:c="3"/></text:span>return static_cast&lt;openmode&gt;(</text:p>
      <text:p text:style-name="Code"><text:span text:style-name="T11"><text:s text:c="5"/></text:span>static_cast&lt;unsigned&gt;(lhs) &amp; static_cast&lt;unsigned&gt;(rhs) );</text:p>
      <text:p text:style-name="Code">}</text:p>
      <text:p text:style-name="Code"/>
      <text:p text:style-name="Code">openmode operator~(openmode arg)</text:p>
      <text:p text:style-name="Code">{</text:p>
      <text:p text:style-name="Code"><text:span text:style-name="T11"><text:s text:c="3"/></text:span>return static_cast&lt;openmode&gt;( ~static_cast&lt;unsigned&gt;(arg) );</text:p>
      <text:p text:style-name="Code">}</text:p>
      <text:p text:style-name="Body_20_Text_20_Cont">When you declare an enumerator, you can provide an integral value by following the enumerator name with an equal sign and a constant expression. The expression can use enumerators declared earlier in the same type as integral constants. <text:soft-page-break/>If you omit a value, the compiler adds one to the previous value. If you omit a value for the first enumerator, the compiler uses zero. For example:</text:p>
      <text:p text:style-name="Code">enum class color : unsigned { black, red=0xff0000, green=0x00ff00, blue=0x0000ff,</text:p>
      <text:p text:style-name="Code"><text:span text:style-name="T11"><text:s text:c="5"/></text:span>cyan = blue|green, yellow=red|green, magenta=red|blue, white=red|blue|green };</text:p>
      <text:p text:style-name="Body_20_Text_20_Cont">You can forward declare an enumerated type, similar to the way you can forward declare a class type. If you omit the curly-braced list of enumerators, it tells the compiler the type name and its underlying type, so you can use the type to declare function parameters, data members, and so on. You can provide the enumerators in a separate declaration:</text:p>
      <text:p text:style-name="Code">enum class deferred : short;</text:p>
      <text:p text:style-name="Code">enum class deferred : short { example, of, forward, declared, enumeration };</text:p>
      <text:p text:style-name="Body_20_Text_20_Cont"><text:span text:style-name="T4">A forward-declared enumeration is also called an </text:span><text:span text:style-name="Emphasis"><text:span text:style-name="T4">opaque declaration</text:span></text:span><text:span text:style-name="T4">. One way to use an opaque declaration is to declare the type in a </text:span><text:span text:style-name="T14">module interface</text:span><text:span text:style-name="T4">, but provide the enumerators in </text:span><text:span text:style-name="T14">the module implementation</text:span><text:span text:style-name="T4">. If the opaque type is declared in a class or namespace, be sure to qualify the type’s name when you provide the full type definition. For example, if the header contains</text:span></text:p>
      <text:p text:style-name="Code">export module demo;</text:p>
      <text:p text:style-name="Code">export <text:span text:style-name="T18">struct</text:span> demo {</text:p>
      <text:p text:style-name="Code"><text:span text:style-name="T11"><text:s text:c="2"/></text:span>enum hidden : unsigned;</text:p>
      <text:p text:style-name="Code">};</text:p>
      <text:p text:style-name="Body_20_Text_20_Cont"><text:span text:style-name="T4">The source file might declare enumerators that are for use solely by the implementation, and not the user of the class as follows</text:span><text:span text:style-name="T12">:</text:span></text:p>
      <text:p text:style-name="Code"><text:span text:style-name="T18">module </text:span>demo;</text:p>
      <text:p text:style-name="Code">enum demo::hidden : unsigned { a, b, c };</text:p>
      <text:p text:style-name="Body_20_Text_20_Cont">The compiler implicitly defines the comparison operators for enumerators. As you probably expect, they work by comparing the underlying integral values. The compiler provides no other operators, such as I/O, increment, decrement, etc.</text:p>
      <text:p text:style-name="Body_20_Text_20_Cont">Scoped enumerations pretty much work the way one would expect an enumerated type to work. Given the name “scoped” enumerations, you must surely be asking yourself, “What is an unscoped enumeration?” You are in for a surprise.</text:p>
      <text:h text:style-name="Heading_20_1" text:outline-level="1"><text:bookmark-start text:name="uscop"/>Unscoped Enumerations</text:h>
      <text:p text:style-name="Body_20_Text_20_First">An unscoped enumerated type defines a new type, distinct from other types. The new type is an integer bitmask type, with a set of predefined mask values. If you do not <text:soft-page-break/>specify an underlying type, the compiler chooses one of the built-in integral types; the exact type is implementation-defined. Define an unscoped enumeration in the same manner as a scoped enumeration, except you must omit the <text:span text:style-name="Code_20_Inline">class</text:span> (or <text:span text:style-name="Code_20_Inline">struct</text:span>) keyword.<text:alphabetical-index-mark text:string-value="unscoped enum" text:key1="Enumerations"/></text:p>
      <text:p text:style-name="Body_20_Text_20_Cont"><text:span text:style-name="T4">The compiler does not define the arithmetic operators for enumerated types, leaving you free to define these operators. The compiler implicitly converts an unscoped enumerated value to its underlying integer value, but to convert back, you must use an explicit type cast. Use the enumerated type name in the manner of a constructor with an integer argument or use </text:span><text:span text:style-name="Code_20_Inline"><text:span text:style-name="T4">static_cast</text:span></text:span><text:span text:style-name="T4">.</text:span></text:p>
      <text:p text:style-name="Code">enum color { black, blue, green, cyan, red, magenta, yellow, white };</text:p>
      <text:p text:style-name="Code">int c1{yellow};</text:p>
      <text:p text:style-name="Code">color c2{ color(c1 + 1) };</text:p>
      <text:p text:style-name="Code">color c3{ static_cast&lt;color&gt;(c2 + 1) };</text:p>
      <text:p text:style-name="Body_20_Text_20_Cont"><text:span text:style-name="T4">Calling an </text:span><text:span text:style-name="Code_20_Inline"><text:span text:style-name="T4">enum</text:span></text:span><text:span text:style-name="T4"> a “bitmask” may strike you as odd, but that is how the standard defines the implementation of an unscoped enumeration. Suppose you define the following enumeration:</text:span></text:p>
      <text:p text:style-name="Code">enum sample { low=4, high=256 };</text:p>
      <text:p text:style-name="Body_20_Text_20_Cont"><text:span text:style-name="T4">The permissible values for an object of type </text:span><text:span text:style-name="Code_20_Inline"><text:span text:style-name="T4">sample</text:span></text:span><text:span text:style-name="T4"> are all values in the range [</text:span><text:span text:style-name="Code_20_Inline"><text:span text:style-name="T4">sample(0)</text:span></text:span><text:span text:style-name="T4">, </text:span><text:span text:style-name="Code_20_Inline"><text:span text:style-name="T4">sample(511)</text:span></text:span><text:span text:style-name="T4">]. The permissible values are all the bitmask values that fit into a bitfield that can hold the largest and smallest bitmask values among the enumerators. Thus, in order to store the value 256, the enumerated type must be able to store up to 9 bits. As a side effect, any 9-bit value is valid for the enumerated type, or integers up to 511.</text:span></text:p>
      <text:p text:style-name="Body_20_Text_20_Cont">You can use an enumerated type for a bitfield (Exploration 66). It is your responsibility to ensure that the bitfield is large enough to store all the possible enumeration values, as demonstrated in the following:</text:p>
      <text:p text:style-name="Code"><text:span text:style-name="T18">struct</text:span> demo {</text:p>
      <text:p text:style-name="Code"><text:span text:style-name="T11"><text:s text:c="2"/></text:span>color okay <text:s/>: 3; // big enough</text:p>
      <text:p text:style-name="Code"><text:span text:style-name="T11"><text:s text:c="2"/></text:span>color small : 2; // oops, not enough bits, but valid C++</text:p>
      <text:p text:style-name="Code">};</text:p>
      <text:p text:style-name="Body_20_Text_20_Cont">The compiler will let you declare a bitfield that is too small; if you are fortunate, your compiler will warn you about the problem.</text:p>
      <text:p text:style-name="Body_20_Text_20_Cont"><text:span text:style-name="T4">C++ inherits this definition of </text:span><text:span text:style-name="Code_20_Inline"><text:span text:style-name="T4">enum</text:span></text:span><text:span text:style-name="T4"> from C. The earliest implementations lacked a formal model, so when the standards committee tried to nail down the formal semantics, the best they could do was to capture the behavior of extant compilers. </text:span><text:span text:style-name="T14">T</text:span><text:span text:style-name="T4">hey later invented scoped enumerators to try to provide a rational way to define enumerations.</text:span></text:p>
      <text:h text:style-name="Heading_20_1" text:outline-level="1"><text:bookmark-end text:name="uscop"/><text:soft-page-break/>Strings and Enumerations</text:h>
      <text:p text:style-name="Body_20_Text_20_First">One deficiency of scoped and unscoped enumerations is I/O support. C++ does not implicitly create any I/O operators for enumerations. You are on your own. Unscoped enumerators can be implicitly promoted to the underlying type and printed as an integer, but that’s all. If you want to use the names of the enumerators, you must implement the I/O operators yourself. One difficulty is that C++ gives you no way to discover the literal names with any reflection or introspection mechanism.</text:p>
      <text:p text:style-name="Body_20_Text_20_Cont"><text:span text:style-name="T4">In order to implement I/O operators that can read and write strings, you must be able to map strings to enumerated values and </text:span><text:span text:style-name="Emphasis"><text:span text:style-name="T4">vice versa</text:span></text:span><text:span text:style-name="T4">. Most enumerated types </text:span><text:span text:style-name="T14">have a limited number of literals, so it is often feasible to create a map with names as keys as literals as values. To map a value to a string, search all the values linearly for a match. This is easy and for small maps, not too costly.</text:span></text:p>
      <text:p text:style-name="P8">How would you implement a type that behaves as a map but also allows reverse lookups?</text:p>
      <text:p text:style-name="Num_20_List">____________________________________________________________________</text:p>
      <text:p text:style-name="Num_20_List">____________________________________________________________________</text:p>
      <text:p text:style-name="Body_20_Text_20_Cont"><text:span text:style-name="T4">I recommend deriving a class from </text:span><text:span text:style-name="Code_20_Inline"><text:span text:style-name="T8">std::unordered_map</text:span></text:span><text:span text:style-name="T4">, adding a few member functions for the reverse lookup. </text:span><text:span text:style-name="T6">Go ahead and write a template class</text:span><text:span text:style-name="T4">, taking an enumerated type as a template argument, and deriving from </text:span><text:span text:style-name="Code_20_Inline"><text:span text:style-name="T4">std::unordered_map</text:span></text:span><text:span text:style-name="T4">. What methods do you want to add? Listing 68-2 shows one way to do this.</text:span></text:p>
      <text:p text:style-name="Code_20_Caption"><text:change-start text:change-id="ct94365796715552"/><text:span text:style-name="T3"><text:hidden-text text:condition="ooow:" text:string-value=".hh" text:is-hidden="true"/></text:span><text:change-end text:change-id="ct94365796715552"/><text:span text:style-name="T3">Listing 68-2.</text:span> Defining a Type That Maps Strings To and From Enumerations</text:p>
      <text:p text:style-name="P12"><text:change-start text:change-id="ct94365855143936"/><text:span text:style-name="T34">export module enum</text:span><text:span text:style-name="T19">s</text:span><text:span text:style-name="T34">;</text:span></text:p>
      <text:p text:style-name="P11"/>
      <text:p text:style-name="Code"><text:change-end text:change-id="ct94365855143936"/>import &lt;algorithm&gt;;</text:p>
      <text:p text:style-name="Code">import &lt;initializer_list&gt;;</text:p>
      <text:p text:style-name="Code">import &lt;stdexcept&gt;;</text:p>
      <text:p text:style-name="Code">import &lt;string&gt;;</text:p>
      <text:p text:style-name="Code">import &lt;type_traits&gt;;</text:p>
      <text:p text:style-name="Code">import &lt;unordered_map&gt;;</text:p>
      <text:p text:style-name="Code"/>
      <text:p text:style-name="Code">export template&lt;class T&gt;</text:p>
      <text:p text:style-name="Code"><office:annotation office:name="__Annotation__1246_843446308" loext:resolved="false"><dc:creator>Michael Thomas</dc:creator><dc:date>2020-04-27T09:34:23.940000000</dc:date><text:p text:style-name="P15"><text:span text:style-name="T37">Still not supported by Visual Studio.</text:span></text:p>
</office:annotation>concept is_enum = std::is_enum_v&lt;T&gt;;<office:annotation-end office:name="__Annotation__1246_843446308"/></text:p>
      <text:p text:style-name="Code"/>
      <text:p text:style-name="Code">export template&lt;class Enum&gt;</text:p>
      <text:p text:style-name="Code"><office:annotation office:name="__Annotation__1247_843446308" loext:resolved="false"><dc:creator>Michael Thomas</dc:creator><dc:date>2020-04-27T09:34:50.780000000</dc:date><text:p text:style-name="P15"><text:span text:style-name="T36">Not supported by Visual Studio.</text:span></text:p>
</office:annotation>requires is_enum&lt;Enum&gt;<office:annotation-end office:name="__Annotation__1247_843446308"/></text:p>
      <text:p text:style-name="Code">class enum_map : public std::unordered_map&lt;std::string, Enum&gt;</text:p>
      <text:p text:style-name="Code"><text:soft-page-break/>{</text:p>
      <text:p text:style-name="Code">public:</text:p>
      <text:p text:style-name="Code"><text:s text:c="4"/>using enum_type = Enum;</text:p>
      <text:p text:style-name="Code"><text:s text:c="4"/>using <text:span text:style-name="T18">super = std::unordered_map&lt;std::string, enum_type&gt;;</text:span></text:p>
      <text:p text:style-name="P5"><text:s text:c="4"/>using value_type = super::value_type;</text:p>
      <text:p text:style-name="P5"><text:s text:c="4"/>using key_type = super::key_type;</text:p>
      <text:p text:style-name="P5"><text:s text:c="4"/>using mapped_type = super::mapped_type;</text:p>
      <text:p text:style-name="P5"><text:s text:c="4"/>using const_iterator = super::const_iterator;</text:p>
      <text:p text:style-name="P5"/>
      <text:p text:style-name="P5"><text:s text:c="4"/>// All the same constructors as the super class.</text:p>
      <text:p text:style-name="P5"><text:s text:c="4"/>using super::super;</text:p>
      <text:p text:style-name="P5"><text:s text:c="4"/>// But initializer lists require a distinct constructor.</text:p>
      <text:p text:style-name="P5"><text:s text:c="4"/>enum_map(std::initializer_list&lt;value_type&gt; list) : super(list) {}</text:p>
      <text:p text:style-name="P5"/>
      <text:p text:style-name="P5"><text:s text:c="4"/>using super::find;</text:p>
      <text:p text:style-name="P5"><text:s text:c="4"/>// Lookup by enum value. Return iterator or end().</text:p>
      <text:p text:style-name="Code"><text:span text:style-name="T18"><text:s text:c="4"/>const_iterator find(mapped_type value) const {</text:span></text:p>
      <text:p text:style-name="Code"><text:span text:style-name="T18"><text:s text:c="8"/>return std::ranges::find_if(*this, [value](auto&amp; pair)</text:span></text:p>
      <text:p text:style-name="P5"><text:s text:c="8"/>{</text:p>
      <text:p text:style-name="P5"><text:s text:c="12"/>return pair.second == value;</text:p>
      <text:p text:style-name="P5"><text:s text:c="8"/>});</text:p>
      <text:p text:style-name="P5"><text:s text:c="4"/>}</text:p>
      <text:p text:style-name="P5"/>
      <text:p text:style-name="Code"><text:span text:style-name="T18"><text:s text:c="4"/>using super::at;</text:span></text:p>
      <text:p text:style-name="P5"><text:s text:c="4"/>// Lookup by enum value. Return reference to key or throw </text:p>
      <text:p text:style-name="Code"><text:span text:style-name="T18"><text:s text:c="4"/>key_type const&amp; at(mapped_type value) const {</text:span></text:p>
      <text:p text:style-name="Code"><text:span text:style-name="T18"><text:s text:c="8"/>if (auto iter = find(value); iter != this-&gt;end())</text:span></text:p>
      <text:p text:style-name="P5"><text:s text:c="12"/>return iter-&gt;first;</text:p>
      <text:p text:style-name="P5"><text:s text:c="8"/>else</text:p>
      <text:p text:style-name="P5"><text:s text:c="12"/>throw std::out_of_range("enum_map::at()");</text:p>
      <text:p text:style-name="P5"><text:s text:c="4"/>}</text:p>
      <text:p text:style-name="P5">};</text:p>
      <text:p text:style-name="Body_20_Text_20_Cont"><text:span text:style-name="T4">When a derived class defines a member function that is also defined in </text:span><text:span text:style-name="T14">a </text:span><text:span text:style-name="T4">base class, the derived class hides or shadows the base class function because the compiler stops looking once it find the </text:span><text:span text:style-name="T14">function in the derived class. Even if the base class would have a better (or correct) match for the function arguments, the search stops as soon as the compiler finds any function with the correct name. The </text:span><text:span text:style-name="Code_20_Inline"><text:span text:style-name="T8">using</text:span></text:span><text:span text:style-name="T14"> declarations bring the base class functions into the derived class so the compiler can find all of them, and then pick the that fits best. Because we know the key type is a string and the mapped type is an enumeration, there is no ambiguity calling </text:span><text:span text:style-name="Code_20_Inline"><text:span text:style-name="T8">find()</text:span></text:span><text:span text:style-name="T14"> or </text:span><text:span text:style-name="Code_20_Inline"><text:span text:style-name="T8">at()</text:span></text:span><text:span text:style-name="T14">. If the argument is a string, the regular </text:span><text:span text:style-name="Code_20_Inline"><text:span text:style-name="T8">unordered_map</text:span></text:span><text:span text:style-name="T14"> function is called, and if the argument is an enumeration, the new </text:span><text:span text:style-name="Code_20_Inline"><text:span text:style-name="T8">enum_map</text:span></text:span><text:span text:style-name="T14"> function is called.</text:span></text:p>
      <text:p text:style-name="Body_20_Text_20_Cont"><text:span text:style-name="T14">Given the </text:span><text:span text:style-name="Code_20_Inline"><text:span text:style-name="T8">enum_map</text:span></text:span><text:span text:style-name="T14"> type, write template I/O functions. The stream operators don’t help because in order to read and write a string or enumerated value, the </text:span><text:span text:style-name="Code_20_Inline"><text:span text:style-name="T8">enum_map</text:span></text:span><text:span text:style-name="T14"> object is also needed. </text:span><text:span text:style-name="T15">So write </text:span><text:span text:style-name="Code_20_Inline"><text:span text:style-name="T7">read()</text:span></text:span><text:span text:style-name="T15"> and </text:span><text:span text:style-name="Code_20_Inline"><text:span text:style-name="T7">write()</text:span></text:span><text:span text:style-name="T15"> functions instead.</text:span><text:span text:style-name="T16"> See if your functions look anything like mine in Listing 68-3.</text:span></text:p>
      <text:p text:style-name="Code_20_Caption"><text:change-start text:change-id="ct94365732980192"/><text:soft-page-break/><text:span text:style-name="T3"><text:hidden-text text:condition="ooow:" text:string-value=".hh" text:is-hidden="true"/></text:span><text:change-end text:change-id="ct94365732980192"/><text:span text:style-name="T3">Listing 68-3.</text:span> Defining a Type That Maps Strings To and From Enumerations</text:p>
      <text:p text:style-name="Code">import &lt;istream&gt;;</text:p>
      <text:p text:style-name="Code">import &lt;ostream&gt;;</text:p>
      <text:p text:style-name="P3"/>
      <text:p text:style-name="P3"><text:span text:style-name="T21">template&lt;class Enum&gt;</text:span></text:p>
      <text:p text:style-name="P3"><text:span text:style-name="T22">std::istream&amp; </text:span><text:span text:style-name="T21">read(std::istream&amp; stream, enum_map&lt;Enum&gt; const&amp; map, Enum&amp; value)</text:span></text:p>
      <text:p text:style-name="P3">{</text:p>
      <text:p text:style-name="P3"><text:s text:c="4"/>std::string token;</text:p>
      <text:p text:style-name="P3"><text:s text:c="4"/>if (stream &gt;&gt; token)</text:p>
      <text:p text:style-name="P3"><text:s text:c="4"/>{</text:p>
      <text:p text:style-name="Code"><text:span text:style-name="T30"><text:s text:c="8"/></text:span><text:span text:style-name="T23">value =</text:span><text:span text:style-name="T30"> map.at(</text:span><text:span text:style-name="T23">token</text:span><text:span text:style-name="T30">);</text:span></text:p>
      <text:p text:style-name="P3"><text:s text:c="4"/>}</text:p>
      <text:p text:style-name="P3"><text:s text:c="4"/>return stream;</text:p>
      <text:p text:style-name="P3">}</text:p>
      <text:p text:style-name="P3"/>
      <text:p text:style-name="P3"><text:span text:style-name="T21">template&lt;class Enum&gt;</text:span></text:p>
      <text:p text:style-name="Code"><text:span text:style-name="T24">std::ostream&amp; write</text:span><text:span text:style-name="T25">(std::ostream&amp; stream, enum_map&lt;Enum&gt; const&amp; map, Enum value)</text:span></text:p>
      <text:p text:style-name="P3">{</text:p>
      <text:p text:style-name="Code"><text:span text:style-name="T30"><text:s text:c="4"/></text:span><text:span text:style-name="T23">stream &lt;&lt; </text:span><text:span text:style-name="T30">map.at(</text:span><text:span text:style-name="T23">value</text:span><text:span text:style-name="T30">);</text:span></text:p>
      <text:p text:style-name="P3"><text:s text:c="4"/>return stream;</text:p>
      <text:p text:style-name="P3">}</text:p>
      <text:p text:style-name="Body_20_Text_20_Cont"><text:span text:style-name="T6">Test your code with a simple enumerated type.</text:span><text:span text:style-name="T4"> Suppose you define a </text:span><text:span text:style-name="Code_20_Inline"><text:span text:style-name="T4">language</text:span></text:span><text:span text:style-name="T4"> type that enumerates your favorite computer languages.</text:span><text:span text:style-name="T14"> Write a program that initializes a const enum_map object, reads some values from cin and writes them back to cout. Catch and report exceptions and continue the loop. My sample program is Listing 68-4.</text:span></text:p>
      <text:p text:style-name="Code_20_Caption"><text:span text:style-name="T3">Listing 68-4.</text:span> <text:span text:style-name="T17">Demonstrating the </text:span><text:span text:style-name="Code_20_Inline"><text:span text:style-name="T13">enum_map</text:span></text:span><text:span text:style-name="T17"> Type</text:span></text:p>
      <text:p text:style-name="Code">import &lt;iostream&gt;;</text:p>
      <text:p text:style-name="Code">import <text:span text:style-name="T18">enums</text:span>;</text:p>
      <text:p text:style-name="P3"/>
      <text:p text:style-name="Code"><text:span text:style-name="T4">enum class language { apl, low=apl, cpp, haskell, lisp, scala, high=scala };</text:span></text:p>
      <text:p text:style-name="P6"/>
      <text:p text:style-name="Code"><text:span text:style-name="T4">enum_map&lt;language&gt; const languages{</text:span></text:p>
      <text:p text:style-name="P7"><text:s text:c="4"/>{ "apl", language::apl },</text:p>
      <text:p text:style-name="Code"><text:span text:style-name="T4"><text:s text:c="4"/>{ "c</text:span><text:span text:style-name="T20">++</text:span><text:span text:style-name="T4">", language::cpp },</text:span></text:p>
      <text:p text:style-name="Code"><text:span text:style-name="T4"><text:s text:c="4"/>{ "haskell", language::haskell },</text:span></text:p>
      <text:p text:style-name="P7"><text:s text:c="4"/>{ "lisp", language::lisp },</text:p>
      <text:p text:style-name="P7"><text:s text:c="4"/>{ "scala", language::scala }</text:p>
      <text:p text:style-name="P7">};</text:p>
      <text:p text:style-name="P7"/>
      <text:p text:style-name="P7">int main()</text:p>
      <text:p text:style-name="P7">{</text:p>
      <text:p text:style-name="P7"><text:soft-page-break/><text:s text:c="4"/>language lang;</text:p>
      <text:p text:style-name="P7"><text:s text:c="4"/>while (std::cin)</text:p>
      <text:p text:style-name="P7"><text:s text:c="4"/>{</text:p>
      <text:p text:style-name="P7"><text:s text:c="8"/>try {</text:p>
      <text:p text:style-name="Code"><text:span text:style-name="T4"><text:s text:c="12"/>if (read(std::cin, languages, lang)) {</text:span></text:p>
      <text:p text:style-name="P7"><text:s text:c="16"/>write(std::cout, languages, lang);</text:p>
      <text:p text:style-name="P7"><text:s text:c="16"/>std::cout &lt;&lt; '\n';</text:p>
      <text:p text:style-name="Code"><text:span text:style-name="T4"><text:s text:c="12"/>}</text:span></text:p>
      <text:p text:style-name="P7"><text:s text:c="8"/>}</text:p>
      <text:p text:style-name="P7"><text:s text:c="8"/>catch (std::out_of_range const&amp; ex) {</text:p>
      <text:p text:style-name="P7"><text:s text:c="12"/>std::cout &lt;&lt; ex.what() &lt;&lt; '\n';</text:p>
      <text:p text:style-name="P7"><text:s text:c="8"/>}</text:p>
      <text:p text:style-name="P7"><text:s text:c="4"/>}</text:p>
      <text:p text:style-name="P7">} </text:p>
      <text:h text:style-name="Heading_20_1" text:outline-level="1"><text:bookmark-start text:name="impro"/>Revisiting Projects</text:h>
      <text:p text:style-name="Body_20_Text_20_First">Now that you know all about enumerations, consider how you could improve some previous projects. For example, in Exploration 36, we wrote a constructor for the <text:span text:style-name="Code_20_Inline">point</text:span> class that uses a <text:span text:style-name="Code_20_Inline">bool</text:span> to distinguish between Cartesian and polar coordinate systems. Because it is not obvious whether <text:span text:style-name="Code_20_Inline">true</text:span> means Cartesian or polar, a better solution is to use an enumerated type, such as the following:<text:alphabetical-index-mark text:string-value="improvements" text:key1="Enumerations"/></text:p>
      <text:p text:style-name="Code">enum class coordinate_system : bool { cartesian, polar };</text:p>
      <text:p text:style-name="Body_20_Text_20_Cont"><text:span text:style-name="T4">Another example that can be improved with enumerations is the </text:span><text:span text:style-name="Code_20_Inline"><text:span text:style-name="T4">card</text:span></text:span><text:span text:style-name="T4"> class, from Listing 57-5. Instead of using </text:span><text:span text:style-name="Code_20_Inline"><text:span text:style-name="T4">int</text:span></text:span><text:span text:style-name="T4"> constants for the suits, use an enumeration. You can also use an enumeration for the rank. The enumeration has to specify enumerators: the number cards and </text:span><text:span text:style-name="Code_20_Inline"><text:span text:style-name="T4">ace</text:span></text:span><text:span text:style-name="T4">, </text:span><text:span text:style-name="Code_20_Inline"><text:span text:style-name="T4">jack</text:span></text:span><text:span text:style-name="T4">, </text:span><text:span text:style-name="Code_20_Inline"><text:span text:style-name="T4">queen</text:span></text:span><text:span text:style-name="T4">, and </text:span><text:span text:style-name="Code_20_Inline"><text:span text:style-name="T4">king</text:span></text:span><text:span text:style-name="T4">. Choose appropriate values so that you can cast an integer in the range [2, 10] to </text:span><text:span text:style-name="Code_20_Inline"><text:span text:style-name="T4">rank</text:span></text:span><text:span text:style-name="T4"> and get the desired value. You will have to implement </text:span><text:span text:style-name="Code_20_Inline"><text:span text:style-name="T4">operator++</text:span></text:span><text:span text:style-name="T4"> for </text:span><text:span text:style-name="Code_20_Inline"><text:span text:style-name="T4">suit</text:span></text:span><text:span text:style-name="T4"> and </text:span><text:span text:style-name="Code_20_Inline"><text:span text:style-name="T4">rank</text:span></text:span><text:span text:style-name="T4">. One major improvement by using enumerations is that is no longer possible to mistake the </text:span><text:span text:style-name="Code_20_Inline"><text:span text:style-name="T8">suit</text:span></text:span><text:span text:style-name="T4"> and </text:span><text:span text:style-name="Code_20_Inline"><text:span text:style-name="T8">rank</text:span></text:span><text:span text:style-name="T4"> types. Write your new, improved </text:span><text:span text:style-name="Code_20_Inline"><text:span text:style-name="T4">card</text:span></text:span><text:span text:style-name="T4"> class and compare it with my solution in Listing 68-5.</text:span></text:p>
      <text:p text:style-name="Code_20_Caption"><text:change-start text:change-id="ct94365836817168"/><text:span text:style-name="T3"><text:hidden-text text:condition="ooow:" text:string-value=".hh" text:is-hidden="true"/></text:span><text:change-end text:change-id="ct94365836817168"/><text:span text:style-name="T3">Listing 68-5.</text:span> Improving the <text:span text:style-name="Code_20_Inline"><text:span text:style-name="T10">card</text:span></text:span> Class with Enumerations</text:p>
      <text:p text:style-name="Code">export module card;</text:p>
      <text:p text:style-name="Code"/>
      <text:p text:style-name="Code">import &lt;istream&gt;;</text:p>
      <text:p text:style-name="Code">import &lt;ostream&gt;;</text:p>
      <text:p text:style-name="P2"/>
      <text:p text:style-name="Code"><text:span text:style-name="Code_20_Bold"><text:span text:style-name="T28">export enum class suit { diamonds, clubs, hearts, spades };</text:span></text:span></text:p>
      <text:p text:style-name="Code"><text:soft-page-break/><text:span text:style-name="Code_20_Bold"><text:span text:style-name="T28">export enum class rank { r2=2, r3, r4, r5, r6, r7, r8, r9, r10, jack, queen, king, ace };</text:span></text:span></text:p>
      <text:p text:style-name="P4"/>
      <text:p text:style-name="Code"><text:span text:style-name="Code_20_Bold"><text:span text:style-name="T28">export suit&amp; operator++(suit&amp; s)</text:span></text:span></text:p>
      <text:p text:style-name="Code"><text:span text:style-name="Code_20_Bold"><text:span text:style-name="T28">{</text:span></text:span></text:p>
      <text:p text:style-name="Code"><text:span text:style-name="Code_20_Bold"><text:span text:style-name="T29"><text:s text:c="3"/></text:span></text:span><text:span text:style-name="Code_20_Bold"><text:span text:style-name="T28">if (s == suit::spades)</text:span></text:span></text:p>
      <text:p text:style-name="Code"><text:span text:style-name="Code_20_Bold"><text:span text:style-name="T29"><text:s text:c="6"/></text:span></text:span><text:span text:style-name="Code_20_Bold"><text:span text:style-name="T28">s = suit::diamonds;</text:span></text:span></text:p>
      <text:p text:style-name="Code"><text:span text:style-name="Code_20_Bold"><text:span text:style-name="T29"><text:s text:c="2"/></text:span></text:span><text:span text:style-name="Code_20_Bold"><text:span text:style-name="T28">else</text:span></text:span></text:p>
      <text:p text:style-name="Code"><text:span text:style-name="Code_20_Bold"><text:span text:style-name="T29"><text:s text:c="5"/></text:span></text:span><text:span text:style-name="Code_20_Bold"><text:span text:style-name="T28">s = static_cast&lt;suit&gt;(static_cast&lt;int&gt;(s) + 1);</text:span></text:span></text:p>
      <text:p text:style-name="Code"><text:span text:style-name="Code_20_Bold"><text:span text:style-name="T29"><text:s text:c="2"/></text:span></text:span><text:span text:style-name="Code_20_Bold"><text:span text:style-name="T28">return s;</text:span></text:span></text:p>
      <text:p text:style-name="Code"><text:span text:style-name="Code_20_Bold"><text:span text:style-name="T28">}</text:span></text:span></text:p>
      <text:p text:style-name="P4"/>
      <text:p text:style-name="Code"><text:span text:style-name="Code_20_Bold"><text:span text:style-name="T28">export rank operator++(rank&amp; r)</text:span></text:span></text:p>
      <text:p text:style-name="Code"><text:span text:style-name="Code_20_Bold"><text:span text:style-name="T28">{</text:span></text:span></text:p>
      <text:p text:style-name="Code"><text:span text:style-name="Code_20_Bold"><text:span text:style-name="T29"><text:s text:c="3"/></text:span></text:span><text:span text:style-name="Code_20_Bold"><text:span text:style-name="T28">if (r == rank::ace)</text:span></text:span></text:p>
      <text:p text:style-name="Code"><text:span text:style-name="Code_20_Bold"><text:span text:style-name="T29"><text:s text:c="6"/></text:span></text:span><text:span text:style-name="Code_20_Bold"><text:span text:style-name="T28">r = rank::r2;</text:span></text:span></text:p>
      <text:p text:style-name="Code"><text:span text:style-name="Code_20_Bold"><text:span text:style-name="T29"><text:s text:c="3"/></text:span></text:span><text:span text:style-name="Code_20_Bold"><text:span text:style-name="T28">else</text:span></text:span></text:p>
      <text:p text:style-name="Code"><text:span text:style-name="Code_20_Bold"><text:span text:style-name="T29"><text:s text:c="6"/></text:span></text:span><text:span text:style-name="Code_20_Bold"><text:span text:style-name="T28">r = static_cast&lt;rank&gt;(static_cast&lt;int&gt;(r) + 1);</text:span></text:span></text:p>
      <text:p text:style-name="Code"><text:span text:style-name="Code_20_Bold"><text:span text:style-name="T29"><text:s text:c="3"/></text:span></text:span><text:span text:style-name="Code_20_Bold"><text:span text:style-name="T28">return r;</text:span></text:span></text:p>
      <text:p text:style-name="Code"><text:span text:style-name="Code_20_Bold"><text:span text:style-name="T28">}</text:span></text:span></text:p>
      <text:p text:style-name="P4"/>
      <text:p text:style-name="Code">/// Represent a standard western playing card.</text:p>
      <text:p text:style-name="Code">export class card</text:p>
      <text:p text:style-name="Code">{</text:p>
      <text:p text:style-name="Code">public:</text:p>
      <text:p text:style-name="Code"><text:span text:style-name="Code_20_Bold"><text:span text:style-name="T29"><text:s text:c="2"/>constexpr </text:span></text:span><text:span text:style-name="Code_20_Bold"><text:span text:style-name="T28">card() : rank_(rank::ac</text:span></text:span><text:span text:style-name="Code_20_Bold"><text:span text:style-name="T26">e</text:span></text:span><text:span text:style-name="Code_20_Bold"><text:span text:style-name="T28">), suit_(suit::</text:span></text:span><text:span text:style-name="Code_20_Bold"><text:span text:style-name="T26">spades</text:span></text:span><text:span text:style-name="Code_20_Bold"><text:span text:style-name="T28">) {}</text:span></text:span></text:p>
      <text:p text:style-name="Code"><text:span text:style-name="T11"><text:s text:c="2"/>constexpr </text:span>card(rank r, suit s) : rank_{r}, suit_{s} {}</text:p>
      <text:p text:style-name="Code"/>
      <text:p text:style-name="Code"><text:span text:style-name="T11"><text:s text:c="2"/>constexpr </text:span>void assign(rank r, suit s);</text:p>
      <text:p text:style-name="Code"><text:span text:style-name="T11"><text:s text:c="2"/>constexpr </text:span>suit get_suit() const { return suit_; }</text:p>
      <text:p text:style-name="Code"><text:span text:style-name="T11"><text:s text:c="2"/>constexpr </text:span>rank get_rank() const { return rank_; }</text:p>
      <text:p text:style-name="Code">private:</text:p>
      <text:p text:style-name="Code"><text:span text:style-name="T11"><text:s text:c="2"/></text:span>rank rank_;</text:p>
      <text:p text:style-name="Code"><text:span text:style-name="T11"><text:s text:c="2"/></text:span>suit suit_;</text:p>
      <text:p text:style-name="Code">};</text:p>
      <text:p text:style-name="Code"/>
      <text:p text:style-name="Code">export bool operator==(card a, card b);</text:p>
      <text:p text:style-name="Code">export bool operator!=(card a, card b);</text:p>
      <text:p text:style-name="Code">export std::ostream&amp; operator&lt;&lt;(std::ostream&amp; out, card c);</text:p>
      <text:p text:style-name="Code">export std::istream&amp; operator&gt;&gt;(std::istream&amp; in, card&amp; c);</text:p>
      <text:p text:style-name="Code"/>
      <text:p text:style-name="Code">/// In some games, Aces are high. In other Aces are low. Use different</text:p>
      <text:p text:style-name="Code">/// comparison functors depending on the game.</text:p>
      <text:p text:style-name="Code">export bool acehigh_compare(card a, card b);</text:p>
      <text:p text:style-name="Code">export bool acelow_compare(card a, card b);</text:p>
      <text:p text:style-name="Code"/>
      <text:p text:style-name="Code">/// Generate successive playing cards, in a well-defined order,</text:p>
      <text:p text:style-name="Code">/// namely, 2-10, J, Q, K, A. Diamonds first, then Clubs, Hearts, and Spades.</text:p>
      <text:p text:style-name="Code">/// Roll-over and start at the beginning again after generating 52 cards.</text:p>
      <text:p text:style-name="Code">export class card_generator</text:p>
      <text:p text:style-name="Code">{</text:p>
      <text:p text:style-name="Code">public:</text:p>
      <text:p text:style-name="Code"><text:span text:style-name="T11"><text:s text:c="2"/></text:span>card_generator();</text:p>
      <text:p text:style-name="Code"><text:soft-page-break/><text:span text:style-name="T11"><text:s text:c="2"/></text:span>card operator()();</text:p>
      <text:p text:style-name="Code">private:</text:p>
      <text:p text:style-name="Code"><text:span text:style-name="T11"><text:s text:c="2"/></text:span>card card_;</text:p>
      <text:p text:style-name="Code">};</text:p>
      <text:p text:style-name="Body_20_Text_20_Cont">What other projects can you improve with enumerations?<text:bookmark text:name="Ref_Chapter"/><text:bookmark-end text:name="impr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master-page-name="">
      <style:paragraph-properties fo:margin-top="0.3193in" fo:margin-bottom="0.139in" loext:contextual-spacing="true" style:page-number="auto" fo:keep-with-next="always"/>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4:00</meta:creation-date>
    <dc:creator>Ray Lischner</dc:creator>
    <dc:date>2020-05-04T11:47:58.523003532</dc:date>
    <meta:print-date>2009-03-19T10:05:00</meta:print-date>
    <meta:editing-cycles>38</meta:editing-cycles>
    <meta:editing-duration>PT2H27M12S</meta:editing-duration>
    <meta:generator>LibreOffice/6.4.2.2$Linux_X86_64 LibreOffice_project/40$Build-2</meta:generator>
    <meta:document-statistic meta:table-count="0" meta:image-count="0" meta:object-count="0" meta:page-count="10" meta:paragraph-count="221" meta:word-count="2412" meta:character-count="15506" meta:non-whitespace-character-count="12901"/>
    <meta:user-defined meta:name="Chapter Number">68</meta:user-defined>
    <meta:user-defined meta:name="ContentType">Document</meta:user-defined>
  </office:meta>
</office:document-meta>
</file>